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087cm" fo:min-width="12.9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11.325cm"/>
    </style:style>
    <style:style style:name="gr7" style:family="graphic" style:parent-style-name="standard">
      <style:graphic-properties draw:textarea-horizontal-align="justify" draw:textarea-vertical-align="middle" draw:auto-grow-height="false" fo:min-height="0.987cm" fo:min-width="11.3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1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0.87cm" svg:x="1.1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47cm" svg:height="1.055cm" svg:x="1.053cm" svg:y="1.178cm">
          <draw:text-box>
            <text:p><text:span text:style-name="T1"/></text:p>
            <text:p><text:span text:style-name="T1"/></text:p>
          </draw:text-box>
        </draw:frame>
        <draw:frame draw:style-name="gr2" draw:text-style-name="P2" draw:layer="layout" svg:width="1.447cm" svg:height="1.055cm" svg:x="1.053cm" svg:y="1.179cm">
          <draw:text-box>
            <text:p><text:span text:style-name="T1"/></text:p>
            <text:p><text:span text:style-name="T1"/></text:p>
          </draw:text-box>
        </draw:frame>
        <draw:frame draw:style-name="gr3" draw:text-style-name="P3" draw:layer="layout" svg:width="3.047cm" svg:height="2.261cm" svg:x="1.053cm" svg:y="1cm">
          <draw:text-box>
            <text:p text:style-name="P1"><text:span text:style-name="T1">View Publishing Invoice</text:span></text:p>
          </draw:text-box>
        </draw:frame>
        <draw:line draw:style-name="gr4" draw:text-style-name="P1" draw:layer="layout" svg:x1="3.3cm" svg:y1="2cm" svg:x2="3.9cm" svg:y2="3.1cm">
          <text:p/>
        </draw:line>
        <draw:custom-shape draw:style-name="gr5" draw:text-style-name="P1" draw:layer="layout" svg:width="13.4cm" svg:height="7.337cm" svg:x="1cm" svg:y="3.0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825cm" svg:height="1.1cm" svg:x="1.675cm" svg:y="8.0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825cm" svg:height="1.1cm" svg:x="1.675cm" svg:y="6.9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825cm" svg:height="1.1cm" svg:x="1.675cm" svg:y="5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825cm" svg:height="1.237cm" svg:x="1.675cm" svg:y="4.6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88cm" svg:y1="9.163cm" svg:x2="3.788cm" svg:y2="4.763cm">
          <text:p/>
        </draw:line>
        <draw:frame draw:style-name="gr9" draw:text-style-name="P4" draw:layer="layout" svg:width="2.6cm" svg:height="0.653cm" svg:x="1.5cm" svg:y="5.263cm">
          <draw:text-box>
            <text:p><text:span text:style-name="T2">PubInvoiceID</text:span></text:p>
          </draw:text-box>
        </draw:frame>
        <draw:frame draw:style-name="gr9" draw:text-style-name="P2" draw:layer="layout" svg:width="1.887cm" svg:height="0.653cm" svg:x="3.613cm" svg:y="5.263cm">
          <draw:text-box>
            <text:p><text:span text:style-name="T2">AuthorID</text:span></text:p>
          </draw:text-box>
        </draw:frame>
        <draw:frame draw:style-name="gr9" draw:text-style-name="P2" draw:layer="layout" svg:width="1.4cm" svg:height="0.653cm" svg:x="5.1cm" svg:y="5.263cm">
          <draw:text-box>
            <text:p><text:span text:style-name="T2">ISBN</text:span></text:p>
          </draw:text-box>
        </draw:frame>
        <draw:line draw:style-name="gr8" draw:text-style-name="P1" draw:layer="layout" svg:x1="5.25cm" svg:y1="4.7cm" svg:x2="5.25cm" svg:y2="9.163cm">
          <text:p/>
        </draw:line>
        <draw:frame draw:style-name="gr10" draw:text-style-name="P2" draw:layer="layout" svg:width="2.3cm" svg:height="1.055cm" svg:x="6.1cm" svg:y="4.963cm">
          <draw:text-box>
            <text:p><text:span text:style-name="T2">PubInvoice</text:span></text:p>
            <text:p><text:span text:style-name="T2">Date</text:span></text:p>
          </draw:text-box>
        </draw:frame>
        <draw:line draw:style-name="gr8" draw:text-style-name="P1" draw:layer="layout" svg:x1="6.2cm" svg:y1="4.7cm" svg:x2="6.2cm" svg:y2="9.163cm">
          <text:p/>
        </draw:line>
        <draw:line draw:style-name="gr8" draw:text-style-name="P1" draw:layer="layout" svg:x1="1cm" svg:y1="3.663cm" svg:x2="14.4cm" svg:y2="3.6cm">
          <text:p/>
        </draw:line>
        <draw:line draw:style-name="gr8" draw:text-style-name="P1" draw:layer="layout" svg:x1="13.769cm" svg:y1="3.1cm" svg:x2="14.4cm" svg:y2="3.644cm">
          <text:p/>
        </draw:line>
        <draw:line draw:style-name="gr8" draw:text-style-name="P1" draw:layer="layout" svg:x1="13.769cm" svg:y1="3.644cm" svg:x2="14.4cm" svg:y2="3.1cm">
          <text:p/>
        </draw:line>
        <draw:custom-shape draw:style-name="gr11" draw:text-style-name="P1" draw:layer="layout" svg:width="0.631cm" svg:height="0.311cm" svg:x="12.98cm" svg:y="3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631cm" svg:height="0.078cm" svg:x="12.98cm" svg:y="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27cm" svg:y1="3.488cm" svg:x2="12.743cm" svg:y2="3.488cm">
          <text:p/>
        </draw:line>
        <draw:frame draw:style-name="gr13" draw:text-style-name="P5" draw:layer="layout" svg:width="5.2cm" svg:height="1.207cm" svg:x="5cm" svg:y="3cm">
          <draw:text-box>
            <text:p text:style-name="P1"><text:span text:style-name="T3">View Publishing Invoice</text:span></text:p>
          </draw:text-box>
        </draw:frame>
        <draw:line draw:style-name="gr8" draw:text-style-name="P1" draw:layer="layout" svg:x1="13.5cm" svg:y1="4.7cm" svg:x2="13.5cm" svg:y2="9.2cm">
          <text:p/>
        </draw:line>
        <draw:frame draw:style-name="gr14" draw:text-style-name="P1" draw:layer="layout" svg:width="0.423cm" svg:height="4.6cm" svg:x="13.477cm" svg:y="4.6cm">
          <draw:image xlink:href="Pictures/1000000000000010000000D697AE9DD8.png" xlink:type="simple" xlink:show="embed" xlink:actuate="onLoad">
            <text:p/>
          </draw:image>
        </draw:frame>
        <draw:line draw:style-name="gr8" draw:text-style-name="P1" draw:layer="layout" svg:x1="8.1cm" svg:y1="4.701cm" svg:x2="8.1cm" svg:y2="9.164cm">
          <text:p/>
        </draw:line>
        <draw:frame draw:style-name="gr10" draw:text-style-name="P2" draw:layer="layout" svg:width="2.3cm" svg:height="1.055cm" svg:x="7.9cm" svg:y="4.945cm">
          <draw:text-box>
            <text:p><text:span text:style-name="T2">PubInvoice</text:span></text:p>
            <text:p><text:span text:style-name="T2">Service</text:span></text:p>
          </draw:text-box>
        </draw:frame>
        <draw:line draw:style-name="gr8" draw:text-style-name="P1" draw:layer="layout" svg:x1="9.9cm" svg:y1="4.702cm" svg:x2="9.9cm" svg:y2="9.165cm">
          <text:p/>
        </draw:line>
        <draw:frame draw:style-name="gr10" draw:text-style-name="P2" draw:layer="layout" svg:width="2.3cm" svg:height="1.055cm" svg:x="9.7cm" svg:y="4.945cm">
          <draw:text-box>
            <text:p><text:span text:style-name="T2">PubInvoice</text:span></text:p>
            <text:p><text:span text:style-name="T2">Order</text:span></text:p>
          </draw:text-box>
        </draw:frame>
        <draw:frame draw:style-name="gr10" draw:text-style-name="P2" draw:layer="layout" svg:width="2.3cm" svg:height="1.055cm" svg:x="11.5cm" svg:y="4.945cm">
          <draw:text-box>
            <text:p><text:span text:style-name="T2">PubInvoice</text:span></text:p>
            <text:p><text:span text:style-name="T2">Payment</text:span></text:p>
          </draw:text-box>
        </draw:frame>
        <draw:line draw:style-name="gr8" draw:text-style-name="P1" draw:layer="layout" svg:x1="11.7cm" svg:y1="4.703cm" svg:x2="11.7cm" svg:y2="9.1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4:06:44.488000000</meta:creation-date>
    <dc:date>2014-11-30T16:27:07.551000000</dc:date>
    <meta:editing-duration>PT1M15S</meta:editing-duration>
    <meta:editing-cycles>3</meta:editing-cycles>
    <meta:generator>LibreOffice/4.3.2.2$Windows_x86 LibreOffice_project/edfb5295ba211bd31ad47d0bad0118690f76407d</meta:generator>
    <meta:document-statistic meta:object-count="32"/>
  </office:meta>
</office:document-meta>
</file>